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fa149" officeooo:paragraph-rsid="001fa149"/>
    </style:style>
    <style:style style:name="P2" style:family="paragraph" style:parent-style-name="Standard">
      <style:paragraph-properties fo:text-align="start" style:justify-single-word="false"/>
      <style:text-properties officeooo:rsid="001fa149" officeooo:paragraph-rsid="001fa149"/>
    </style:style>
    <style:style style:name="P3" style:family="paragraph" style:parent-style-name="Standard" style:list-style-name="L1">
      <style:paragraph-properties fo:text-align="start" style:justify-single-word="false"/>
      <style:text-properties officeooo:rsid="001fa149" officeooo:paragraph-rsid="001fa149"/>
    </style:style>
    <style:style style:name="P4" style:family="paragraph" style:parent-style-name="Standard" style:list-style-name="L1">
      <style:paragraph-properties fo:text-align="start" style:justify-single-word="false"/>
      <style:text-properties officeooo:rsid="001fa149" officeooo:paragraph-rsid="002041ac"/>
    </style:style>
    <style:style style:name="P5" style:family="paragraph" style:parent-style-name="Standard">
      <style:paragraph-properties fo:text-align="start" style:justify-single-word="false"/>
      <style:text-properties officeooo:rsid="00228f5a" officeooo:paragraph-rsid="00228f5a"/>
    </style:style>
    <style:style style:name="P6" style:family="paragraph" style:parent-style-name="Standard">
      <style:paragraph-properties fo:text-align="start" style:justify-single-word="false"/>
      <style:text-properties officeooo:rsid="0026bd4c" officeooo:paragraph-rsid="0026bd4c"/>
    </style:style>
    <style:style style:name="P7" style:family="paragraph" style:parent-style-name="Standard">
      <style:paragraph-properties fo:text-align="start" style:justify-single-word="false"/>
      <style:text-properties officeooo:rsid="002d72a6" officeooo:paragraph-rsid="002d72a6"/>
    </style:style>
    <style:style style:name="T1" style:family="text">
      <style:text-properties officeooo:rsid="002041ac"/>
    </style:style>
    <style:style style:name="T2" style:family="text">
      <style:text-properties officeooo:rsid="002116bb"/>
    </style:style>
    <style:style style:name="T3" style:family="text">
      <style:text-properties officeooo:rsid="00220ecf"/>
    </style:style>
    <style:style style:name="T4" style:family="text">
      <style:text-properties officeooo:rsid="00231200"/>
    </style:style>
    <style:style style:name="T5" style:family="text">
      <style:text-properties officeooo:rsid="0026f60c"/>
    </style:style>
    <style:style style:name="T6" style:family="text">
      <style:text-properties officeooo:rsid="002897a2"/>
    </style:style>
    <style:style style:name="T7" style:family="text">
      <style:text-properties officeooo:rsid="0029b89d"/>
    </style:style>
    <style:style style:name="T8" style:family="text">
      <style:text-properties officeooo:rsid="002ce17a"/>
    </style:style>
    <style:style style:name="T9" style:family="text">
      <style:text-properties officeooo:rsid="002d72a6"/>
    </style:style>
    <style:style style:name="T10" style:family="text">
      <style:text-properties officeooo:rsid="002dcd37"/>
    </style:style>
    <style:style style:name="T11" style:family="text">
      <style:text-properties officeooo:rsid="002f8c8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Missing Semester Of Your CS Education</text:p>
      <text:p text:style-name="P2"/>
      <text:p text:style-name="P2">https://csuohio.hosting.acm.org/the-missing-semester-of-your-cs-education/</text:p>
      <text:p text:style-name="P2"/>
      <text:p text:style-name="P2"><text:tab/>The Missing Semester Of Your CS Education is inspired by the MIT course of of the same name (https://missing.csail.mit.edu/). It aims to cover the aspects of a developer's workflow that are often missed in a formal education, yet are vital to a developer workflow. It is a student led effort, presented by the C<text:span text:style-name="T3">leveland State University</text:span> Association of Computing Machinery.</text:p>
      <text:p text:style-name="P2"/>
      <text:p text:style-name="P2"><text:tab/>This course assumes that students have at least a basic working knowledge of programming (at CSU, it is assumed that students have completed at least CIS 151 and 260), and is not aimed at covering basic programming concepts. Most of the code examples will be in Python for simplicity, however the concepts can be applied to almost any workflow using a variety of languages.</text:p>
      <text:p text:style-name="P2"/>
      <text:p text:style-name="P2"><text:tab/>All command line material is written for a Unix environment, specifically a Bash environment. For students with a Windows Machine, they are encouraged to install a WSL environment (using Ubuntu 20.04 as the distro is recommended). For students using a Mac, most of the content will work without issue on their native terminals, but if a linux box is available, this is recommended. </text:p>
      <text:p text:style-name="P2"/>
      <text:p text:style-name="P2"><text:tab/>Using a native Windows command <text:span text:style-name="T2">l</text:span>ine is not recommended. DOS terminals and Unix terminals simply do not use much of the same syntax.</text:p>
      <text:p text:style-name="P2"/>
      <text:p text:style-name="P2"/>
      <text:p text:style-name="P2">Topics to be covered:</text:p>
      <text:p text:style-name="P2"/>
      <text:list xml:id="list1034726053" text:style-name="L1">
        <text:list-item>
          <text:p text:style-name="P3"><text:span text:style-name="T1">U</text:span>nix command line usage and basic bash scripting</text:p>
        </text:list-item>
        <text:list-item>
          <text:p text:style-name="P3">Git/Github and version control</text:p>
        </text:list-item>
        <text:list-item>
          <text:p text:style-name="P3">API usage, and basic API development concepts</text:p>
        </text:list-item>
        <text:list-item>
          <text:p text:style-name="P3">Containerization and Orchestration</text:p>
        </text:list-item>
        <text:list-item>
          <text:p text:style-name="P4">Info assurance and securit<text:span text:style-name="T1">y</text:span></text:p>
          <text:list>
            <text:list-item>
              <text:p text:style-name="P4">OWSAP Top Ten</text:p>
            </text:list-item>
            <text:list-item>
              <text:p text:style-name="P4">SQL Injection</text:p>
            </text:list-item>
            <text:list-item>
              <text:p text:style-name="P4">Cross Site Scripting</text:p>
            </text:list-item>
            <text:list-item>
              <text:p text:style-name="P4">Encryption and Hashing</text:p>
            </text:list-item>
          </text:list>
        </text:list-item>
        <text:list-item>
          <text:p text:style-name="P3">Devops workflows</text:p>
        </text:list-item>
        <text:list-item>
          <text:p text:style-name="P3">Debugging</text:p>
        </text:list-item>
        <text:list-item>
          <text:p text:style-name="P3">UI/UX Development</text:p>
        </text:list-item>
        <text:list-item>
          <text:p text:style-name="P3">Automation, including bash scripting, python scripting, and low code tools</text:p>
        </text:list-item>
        <text:list-item>
          <text:p text:style-name="P3">Soft skills</text:p>
        </text:list-item>
      </text:list>
      <text:p text:style-name="P2"/>
      <text:p text:style-name="P5"><text:tab/>Students are encouraged to ask questions, and to explore each of their topics on their own. <text:span text:style-name="T4">External resources will be recommended for each of the topics for students to continue to explore on their own. </text:span></text:p>
      <text:p text:style-name="P2"/>
      <text:p text:style-name="P6"><text:tab/>While each of these topics have been selected for their usefulness in the “real world” of development, they certainly do not represent a comprehensive <text:span text:style-name="T5">picture of everything a developer will need to know. Students are encouraged to suggest topics of their own, and if time allows, they will be presented upon. </text:span><text:span text:style-name="T6">The final lecture will be an open Q&amp;A panel for students to ask questions, and for the instructors </text:span><text:span text:style-name="T7">and other students to answer. </text:span></text:p>
      <text:p text:style-name="P6"><text:soft-page-break/><text:tab/><text:span text:style-name="T11">Classes will be held every 2-3 weeks at CSU during common hour. Currently there is no formal schedule planned.</text:span></text:p>
      <text:p text:style-name="P2"/>
      <text:p text:style-name="P2"><text:tab/>All materials for this "course" are freely available and any content developed for the purposes of this course are open source. <text:span text:style-name="T8">All content is available on the class’ </text:span><text:span text:style-name="T10">Gi</text:span><text:span text:style-name="T8">thub page: </text:span><text:a xlink:type="simple" xlink:href="https://github.com/Hijerboa/The-Missing-Semester-CSUOhio" text:style-name="Internet_20_link" text:visited-style-name="Visited_20_Internet_20_Link"><text:span text:style-name="T8">https://github.com/Hijerboa/The-Missing-Semester-CSUOhio</text:span></text:a><text:span text:style-name="T8">. </text:span></text:p>
      <text:p text:style-name="P2"/>
      <text:p text:style-name="P7">Note: Video recordings of the lectures may be made available, pending approval.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3T20:35:03.791531221</meta:creation-date>
    <dc:date>2021-06-23T20:50:57.794643803</dc:date>
    <meta:editing-duration>PT15M46S</meta:editing-duration>
    <meta:editing-cycles>16</meta:editing-cycles>
    <meta:generator>LibreOffice/7.1.3.2$Linux_X86_64 LibreOffice_project/10$Build-2</meta:generator>
    <meta:document-statistic meta:table-count="0" meta:image-count="0" meta:object-count="0" meta:page-count="2" meta:paragraph-count="26" meta:word-count="461" meta:character-count="2865" meta:non-whitespace-character-count="2431"/>
  </office:meta>
</office:document-meta>
</file>